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34.44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ce22"/>
        <table:table-column table:style-name="co7" table:number-columns-repeated="767" table:default-cell-style-name="ce22"/>
        <table:table-row table:style-name="ro1">
          <table:table-cell table:style-name="Default"/>
          <table:table-cell table:style-name="ce6" office:value-type="string" table:number-columns-spanned="3" table:number-rows-spanned="1">
            <text:p>UBL FreightInvoic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style-name="Default"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style-name="Default"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style-name="Default"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reight Invoice. Details</text:p>
          </table:table-cell>
          <table:table-cell table:style-name="ce2" office:value-type="string">
            <text:p>FreightInvoice</text:p>
          </table:table-cell>
          <table:table-cell table:style-name="ce2" office:value-type="string">
            <text:p>A document stating the charges incurred for the logistics service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Factura de transporte</text:p>
          </table:table-cell>
          <table:table-cell table:style-name="ce12" office:value-type="string">
            <text:p>Un documento declarando los cargos en los que ha incurrido el servicio logístico. 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Freight Invoic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 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Freight Invoic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Freight Invoic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Freight Invoic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Freight Invoice assigned by the Creditor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factura</text:p>
          </table:table-cell>
          <table:table-cell table:style-name="ce13" office:value-type="string">
            <text:p>Identificador de la Factura de Transporte asignado por el creditor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Freight Invoic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a document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cuando un documento es una copia (cierto) o no (falso)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Freight Invoic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3" office:value-type="string">
            <text:p>Identificador Único Universal para una instancia de esta ABIE. 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Freight Invoic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Creditor on which the Freight Invoice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, asignada por el creditor, en la que la Factura de Transporte fue emitid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Freight Invoic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Creditor at which the Freight Invoice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, asignada por el creditor, en la que la Factura de Transporte fue emitid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Freight Invoice. Invoice Type Code. Code</text:p>
          </table:table-cell>
          <table:table-cell table:style-name="ce3" office:value-type="string">
            <text:p>InvoiceTypeCode</text:p>
          </table:table-cell>
          <table:table-cell table:style-name="ce3" office:value-type="string">
            <text:p>Code specifying the type of the Freight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ódigo de Tipo de Factura</text:p>
          </table:table-cell>
          <table:table-cell table:style-name="ce13" office:value-type="string">
            <text:p>Código que especifica el tipo de la Factura de Transporte.</text:p>
          </table:table-cell>
          <table:table-cell table:style-name="Default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Freight Invoic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Freight Invoic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Texto libre relativo a toda la Factura de Transporte. Este elemento puede contener notas o cualquier información similar no contenida explícitamente en otra estruc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Freight Invoic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Freight Invoice,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Impuestos</text:p>
          </table:table-cell>
          <table:table-cell table:style-name="ce13" office:value-type="string">
            <text:p>La fecha de la Factura de Transporte, usada para indicar el punto en el que deben aplicarse los impuestos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Freight Invoic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currency in which the Document is presented. This may be the same currency as the pricing or as the tax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l Documento</text:p>
          </table:table-cell>
          <table:table-cell table:style-name="ce13" office:value-type="string">
            <text:p>La Divisa en la que se presenta el Documento. Debe ser la misma que la del importe o la de las tasas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Freight Invoic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Freight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las Tasas</text:p>
          </table:table-cell>
          <table:table-cell table:style-name="ce13" office:value-type="string">
            <text:p>La divisa usada para el importe de los impuestos en la Factura de Transporte. 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Freight Invoic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Freight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los Precios</text:p>
          </table:table-cell>
          <table:table-cell table:style-name="ce13" office:value-type="string">
            <text:p>La divisa usada para los precios de la Factura de Transport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Freight Invoic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Freight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l Pago</text:p>
          </table:table-cell>
          <table:table-cell table:style-name="ce13" office:value-type="string">
            <text:p>La divisa usada para el Pago de la Factura de Transport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Freight Invoic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Freight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Pago Alternativa </text:p>
          </table:table-cell>
          <table:table-cell table:style-name="ce13" office:value-type="string">
            <text:p>La divisa alternativa usada para el pago de la Factura de Transport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Freight Invoic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Freight Invoice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ódigo de Coste Contable</text:p>
          </table:table-cell>
          <table:table-cell table:style-name="ce13" office:value-type="string">
            <text:p>Código contable del comprador aplicado al conjunto de la Factura de Transporte. 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Freight Invoic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st centre applied to the Freight Invoice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oste Contable</text:p>
          </table:table-cell>
          <table:table-cell table:style-name="ce13" office:value-type="string">
            <text:p>Centro de coste contable del comprador aplicado al conjunto de la Factura de Transporte, expresado como texto. 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3" office:value-type="string">
            <text:p>Freight Invoic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Líneas</text:p>
          </table:table-cell>
          <table:table-cell table:style-name="ce13" office:value-type="string">
            <text:p>Número de líneas del documento.</text:p>
          </table:table-cell>
          <table:table-cell table:style-name="Default"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Freight Invoice. Invoice_ Period. Period</text:p>
          </table:table-cell>
          <table:table-cell office:value-type="string">
            <text:p>InvoicePeriod</text:p>
          </table:table-cell>
          <table:table-cell office:value-type="string">
            <text:p>An association to period(s) to which the Freight Invoice appli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de la Factura</text:p>
          </table:table-cell>
          <table:table-cell office:value-type="string">
            <text:p>Asociación al periodo(s) al que aplica la Factura de Transporte.</text:p>
          </table:table-cell>
          <table:table-cell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Freight Invoice. Shipment</text:p>
          </table:table-cell>
          <table:table-cell office:value-type="string">
            <text:p>Shipment</text:p>
          </table:table-cell>
          <table:table-cell office:value-type="string">
            <text:p>An association to Shipment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Expedición</text:p>
          </table:table-cell>
          <table:table-cell office:value-type="string">
            <text:p>Asociación a la expedición.</text:p>
          </table:table-cell>
          <table:table-cell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Freight Invoic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Asociación a una referencia de Pedido.</text:p>
          </table:table-cell>
          <table:table-cell table:number-columns-repeated="101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Freight Invoic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Facturación</text:p>
          </table:table-cell>
          <table:table-cell office:value-type="string">
            <text:p>Asociación a una referencia de Facturación.</text:p>
          </table:table-cell>
          <table:table-cell table:number-columns-repeated="101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Freight Invoic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de Despacho</text:p>
          </table:table-cell>
          <table:table-cell office:value-type="string">
            <text:p>Referencia asociativa al Albarán.</text:p>
          </table:table-cell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Freight Invoic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de Recepción</text:p>
          </table:table-cell>
          <table:table-cell office:value-type="string">
            <text:p>Referencia asociativa al Aviso de Recepción.</text:p>
          </table:table-cell>
          <table:table-cell table:number-columns-repeated="1016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Freight Invoice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Original</text:p>
          </table:table-cell>
          <table:table-cell office:value-type="string">
            <text:p>Referencia asociativa al Documento Original.</text:p>
          </table:table-cell>
          <table:table-cell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Freight Invoic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Contrato</text:p>
          </table:table-cell>
          <table:table-cell office:value-type="string">
            <text:p>Referencia asociativa al Contrato.</text:p>
          </table:table-cell>
          <table:table-cell table:number-columns-repeated="101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Freight Invoic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Referencia asociativa a Documentos Adicionales.</text:p>
          </table:table-cell>
          <table:table-cell table:number-columns-repeated="1016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Freight Invoic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a Firmas.</text:p>
          </table:table-cell>
          <table:table-cell table:number-columns-repeated="1016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Freight Invoic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obrador</text:p>
          </table:table-cell>
          <table:table-cell office:value-type="string">
            <text:p>Asociación al Contable del Proveedor.</text:p>
          </table:table-cell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Freight Invoic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Buy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al Contable del Comprador.</text:p>
          </table:table-cell>
          <table:table-cell table:number-columns-repeated="1016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Freight Invoic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</text:p>
          </table:table-cell>
          <table:table-cell office:value-type="string">
            <text:p>Asociación al Beneficiario.</text:p>
          </table:table-cell>
          <table:table-cell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Freight Invoic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presentante Fiscal</text:p>
          </table:table-cell>
          <table:table-cell office:value-type="string">
            <text:p>Asociación al Representante Fiscal.</text:p>
          </table:table-cell>
          <table:table-cell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Freight Invoice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Medio de Pago</text:p>
          </table:table-cell>
          <table:table-cell office:value-type="string">
            <text:p>Asociación al Medio de Pago.</text:p>
          </table:table-cell>
          <table:table-cell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Freight Invoice. Payment Terms</text:p>
          </table:table-cell>
          <table:table-cell office:value-type="string">
            <text:p>PaymentTerms</text:p>
          </table:table-cell>
          <table:table-cell office:value-type="string">
            <text:p>An association to Payment Term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diciones de Pago</text:p>
          </table:table-cell>
          <table:table-cell office:value-type="string">
            <text:p>Asociación a las Condiciones de Pago.</text:p>
          </table:table-cell>
          <table:table-cell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Freight Invoice. Prepaid_ Payment. Payment</text:p>
          </table:table-cell>
          <table:table-cell office:value-type="string">
            <text:p>PrepaidPayment</text:p>
          </table:table-cell>
          <table:table-cell office:value-type="string">
            <text:p>An association to prepaid payment(s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nticipo</text:p>
          </table:table-cell>
          <table:table-cell office:value-type="string">
            <text:p>Asociación a pagos anticipado(s).</text:p>
          </table:table-cell>
          <table:table-cell table:number-columns-repeated="1016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Freight Invoic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Freight Invoic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o Cargos</text:p>
          </table:table-cell>
          <table:table-cell office:value-type="string">
            <text:p>Asociación a los Descuentos y Cargos que aplican a la Factura de Transporte como un todo.</text:p>
          </table:table-cell>
          <table:table-cell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Freight Invoic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los Tributos</text:p>
          </table:table-cell>
          <table:table-cell office:value-type="string">
            <text:p>Asociación a la tipo de cambio entre la Divisa del Documento y la Divisa de los Tributos.</text:p>
          </table:table-cell>
          <table:table-cell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Freight Invoic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recio</text:p>
          </table:table-cell>
          <table:table-cell office:value-type="string">
            <text:p>Asociación a la tipo de cambio entre la Divisa del Documento y la Divisa de Precios.</text:p>
          </table:table-cell>
          <table:table-cell table:number-columns-repeated="1016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Freight Invoic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l Pago</text:p>
          </table:table-cell>
          <table:table-cell office:value-type="string">
            <text:p>Asociación entre la tipo de cambio de la Divisa del Documento y la Divisa del Pago.</text:p>
          </table:table-cell>
          <table:table-cell table:number-columns-repeated="101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Freight Invoic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 Alternativo</text:p>
          </table:table-cell>
          <table:table-cell office:value-type="string">
            <text:p>Asociación entre la tipo de cambio de la Divisa del Documento y la Divisa Alternativa de Pago.</text:p>
          </table:table-cell>
          <table:table-cell table:number-columns-repeated="1016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Freight Invoic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de Impuestos</text:p>
          </table:table-cell>
          <table:table-cell office:value-type="string">
            <text:p>Asociación al total de los Impuestos para un tipo/tasa de impuesto.</text:p>
          </table:table-cell>
          <table:table-cell table:number-columns-repeated="1016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Freight Invoic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total amount payable on the Freight Invoic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Importe Total</text:p>
          </table:table-cell>
          <table:table-cell office:value-type="string">
            <text:p>Asociación al total pagable en la Factura de Transporte, incluyendo Abonos, Cargos e Tributos.</text:p>
          </table:table-cell>
          <table:table-cell table:number-columns-repeated="1016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Freight Invoice. Invoice Line</text:p>
          </table:table-cell>
          <table:table-cell office:value-type="string">
            <text:p>InvoiceLine</text:p>
          </table:table-cell>
          <table:table-cell office:value-type="string">
            <text:p>An association to one or more Freight Invoic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Factura</text:p>
          </table:table-cell>
          <table:table-cell office:value-type="string">
            <text:p>Asociación a una o más líneas de Factura de Transporte.</text:p>
          </table:table-cell>
          <table:table-cell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fo:margin-top="70.84pt" fo:margin-bottom="70.84pt" fo:margin-left="53.86pt" fo:margin-right="53.86pt" style:first-page-number="continue" style:scale-to-X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59</dc:date>
    <meta:document-statistic meta:table-count="1" meta:cell-count="371" meta:object-count="0"/>
    <meta:generator>OpenOffice.org/3.0$Win32 OpenOffice.org_project/300m9$Build-9358</meta:generator>
  </office:meta>
</office:document-meta>
</file>